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2986in" table:align="left"/>
    </style:style>
    <style:style style:name="Table1.A" style:family="table-column">
      <style:table-column-properties style:column-width="0.7653in"/>
    </style:style>
    <style:style style:name="Table1.B" style:family="table-column">
      <style:table-column-properties style:column-width="3.5333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19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19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fo:color="#000000" fo:font-weight="normal" officeooo:rsid="00144275" officeooo:paragraph-rsid="0017290c" style:font-weight-asian="normal" style:font-weight-complex="normal"/>
    </style:style>
    <style:style style:name="P2" style:family="paragraph" style:parent-style-name="Standard">
      <style:text-properties fo:color="#000000" fo:font-weight="normal" officeooo:rsid="00144275" officeooo:paragraph-rsid="0019209d" style:font-weight-asian="normal" style:font-weight-complex="normal"/>
    </style:style>
    <style:style style:name="P3" style:family="paragraph" style:parent-style-name="Standard">
      <style:text-properties fo:color="#000000" fo:font-weight="normal" officeooo:rsid="00199085" officeooo:paragraph-rsid="0017290c" style:font-weight-asian="normal" style:font-weight-complex="normal"/>
    </style:style>
    <style:style style:name="P4" style:family="paragraph" style:parent-style-name="Standard">
      <style:text-properties fo:color="#000000" fo:font-weight="normal" officeooo:rsid="00146755" officeooo:paragraph-rsid="0017290c" style:font-weight-asian="normal" style:font-weight-complex="normal"/>
    </style:style>
    <style:style style:name="P5" style:family="paragraph" style:parent-style-name="Standard">
      <style:text-properties fo:color="#000000" fo:font-weight="normal" officeooo:rsid="0016a7e5" officeooo:paragraph-rsid="0017290c" style:font-weight-asian="normal" style:font-weight-complex="normal"/>
    </style:style>
    <style:style style:name="P6" style:family="paragraph" style:parent-style-name="Standard">
      <style:text-properties fo:color="#000000" fo:font-weight="normal" officeooo:rsid="0016a7e5" officeooo:paragraph-rsid="0017d645" style:font-weight-asian="normal" style:font-weight-complex="normal"/>
    </style:style>
    <style:style style:name="P7" style:family="paragraph" style:parent-style-name="Standard">
      <style:text-properties fo:color="#000000" fo:font-weight="normal" officeooo:rsid="0016a7e5" officeooo:paragraph-rsid="001aaccf" style:font-weight-asian="normal" style:font-weight-complex="normal"/>
    </style:style>
    <style:style style:name="P8" style:family="paragraph" style:parent-style-name="Standard">
      <style:text-properties fo:color="#000000" fo:font-weight="normal" officeooo:rsid="0016a7e5" officeooo:paragraph-rsid="001baa41" style:font-weight-asian="normal" style:font-weight-complex="normal"/>
    </style:style>
    <style:style style:name="P9" style:family="paragraph" style:parent-style-name="Standard">
      <style:text-properties fo:color="#000000" fo:font-weight="normal" officeooo:rsid="0017d645" officeooo:paragraph-rsid="0017d645" style:font-weight-asian="normal" style:font-weight-complex="normal"/>
    </style:style>
    <style:style style:name="P10" style:family="paragraph" style:parent-style-name="Standard">
      <style:text-properties fo:color="#000000" fo:font-weight="normal" officeooo:rsid="0017d645" officeooo:paragraph-rsid="001baa41" style:font-weight-asian="normal" style:font-weight-complex="normal"/>
    </style:style>
    <style:style style:name="P11" style:family="paragraph" style:parent-style-name="Standard">
      <style:text-properties fo:color="#000000" fo:font-weight="normal" officeooo:rsid="001bdbe5" officeooo:paragraph-rsid="001bdbe5" style:font-weight-asian="normal" style:font-weight-complex="normal"/>
    </style:style>
    <style:style style:name="P12" style:family="paragraph" style:parent-style-name="Standard">
      <style:text-properties fo:color="#000000" fo:font-weight="normal" officeooo:rsid="00199085" officeooo:paragraph-rsid="0017290c" fo:background-color="#fff200" style:font-weight-asian="normal" style:font-weight-complex="normal"/>
    </style:style>
    <style:style style:name="P13" style:family="paragraph" style:parent-style-name="Standard">
      <style:text-properties fo:color="#000000" fo:font-weight="normal" officeooo:rsid="001a17d6" officeooo:paragraph-rsid="0017290c" fo:background-color="#fff200" style:font-weight-asian="normal" style:font-weight-complex="normal"/>
    </style:style>
    <style:style style:name="P14" style:family="paragraph" style:parent-style-name="Standard">
      <style:text-properties fo:color="#000000" fo:font-weight="normal" officeooo:rsid="001d6cfa" officeooo:paragraph-rsid="0017290c" fo:background-color="#fff200" style:font-weight-asian="normal" style:font-weight-complex="normal"/>
    </style:style>
    <style:style style:name="P15" style:family="paragraph" style:parent-style-name="Standard">
      <style:text-properties fo:color="#000000" fo:font-weight="normal" officeooo:rsid="001e745a" officeooo:paragraph-rsid="0017290c" fo:background-color="transparent" style:font-weight-asian="normal" style:font-weight-complex="normal"/>
    </style:style>
    <style:style style:name="P16" style:family="paragraph" style:parent-style-name="Standard">
      <style:text-properties fo:color="#000000" fo:font-weight="normal" officeooo:rsid="00199085" officeooo:paragraph-rsid="0017290c" fo:background-color="transparent" style:font-weight-asian="normal" style:font-weight-complex="normal"/>
    </style:style>
    <style:style style:name="P17" style:family="paragraph" style:parent-style-name="Standard">
      <style:text-properties fo:color="#000000" fo:font-size="10pt" fo:font-weight="normal" officeooo:rsid="00199085" officeooo:paragraph-rsid="0017290c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fo:font-size="10pt" fo:font-weight="normal" officeooo:rsid="0016a7e5" officeooo:paragraph-rsid="00176c41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fo:font-size="8pt" fo:font-weight="normal" officeooo:rsid="0016a7e5" officeooo:paragraph-rsid="0017290c" style:font-size-asian="8pt" style:font-weight-asian="normal" style:font-size-complex="8pt" style:font-weight-complex="normal"/>
    </style:style>
    <style:style style:name="P20" style:family="paragraph" style:parent-style-name="Standard">
      <style:text-properties fo:color="#000000" fo:font-size="8pt" fo:font-weight="normal" officeooo:rsid="0016a7e5" officeooo:paragraph-rsid="00176c41" style:font-size-asian="8pt" style:font-weight-asian="normal" style:font-size-complex="8pt" style:font-weight-complex="normal"/>
    </style:style>
    <style:style style:name="P21" style:family="paragraph" style:parent-style-name="Standard">
      <style:text-properties fo:color="#000000" fo:font-size="12pt" fo:font-weight="normal" officeooo:rsid="0017d645" officeooo:paragraph-rsid="0017d645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1bdbe5" officeooo:paragraph-rsid="001dc6e2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606fb" fo:font-weight="bold" officeooo:rsid="000f443a" officeooo:paragraph-rsid="0017290c" style:font-weight-asian="bold" style:font-weight-complex="bold"/>
    </style:style>
    <style:style style:name="P24" style:family="paragraph" style:parent-style-name="Header">
      <style:paragraph-properties fo:text-align="center" style:justify-single-word="false"/>
      <style:text-properties fo:color="#0606fb" fo:font-size="20pt" fo:font-weight="bold" officeooo:rsid="0029cd91" officeooo:paragraph-rsid="0017290c" style:font-size-asian="20pt" style:font-weight-asian="bold" style:font-size-complex="20pt" style:font-weight-complex="bold"/>
    </style:style>
    <style:style style:name="P25" style:family="paragraph" style:parent-style-name="Text_20_body">
      <style:text-properties officeooo:paragraph-rsid="0017290c"/>
    </style:style>
    <style:style style:name="P26" style:family="paragraph" style:parent-style-name="Text_20_body">
      <style:text-properties fo:color="#000000" fo:font-weight="normal" officeooo:rsid="0016a7e5" officeooo:paragraph-rsid="00176c41" style:font-weight-asian="normal" style:font-weight-complex="normal"/>
    </style:style>
    <style:style style:name="P27" style:family="paragraph" style:parent-style-name="Text_20_body">
      <style:text-properties fo:color="#000000" fo:font-weight="normal" officeooo:rsid="0016a7e5" officeooo:paragraph-rsid="0017290c" style:font-weight-asian="normal" style:font-weight-complex="normal"/>
    </style:style>
    <style:style style:name="T1" style:family="text">
      <style:text-properties officeooo:rsid="0029cd91"/>
    </style:style>
    <style:style style:name="T2" style:family="text">
      <style:text-properties officeooo:rsid="001a17d6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c1d25" fo:background-color="#fff200" loext:char-shading-value="0"/>
    </style:style>
    <style:style style:name="T5" style:family="text">
      <style:text-properties officeooo:rsid="00146755" fo:background-color="#fff200" loext:char-shading-value="0"/>
    </style:style>
    <style:style style:name="T6" style:family="text">
      <style:text-properties officeooo:rsid="00147fc6" fo:background-color="#fff200" loext:char-shading-value="0"/>
    </style:style>
    <style:style style:name="T7" style:family="text">
      <style:text-properties officeooo:rsid="0016a7e5" fo:background-color="#fff200" loext:char-shading-value="0"/>
    </style:style>
    <style:style style:name="T8" style:family="text">
      <style:text-properties officeooo:rsid="001ef946" fo:background-color="#fff200" loext:char-shading-value="0"/>
    </style:style>
    <style:style style:name="T9" style:family="text">
      <style:text-properties officeooo:rsid="001f3dd3" fo:background-color="#fff200" loext:char-shading-value="0"/>
    </style:style>
    <style:style style:name="T10" style:family="text">
      <style:text-properties officeooo:rsid="00245d38" fo:background-color="#fff200" loext:char-shading-value="0"/>
    </style:style>
    <style:style style:name="T11" style:family="text">
      <style:text-properties officeooo:rsid="00273f06" fo:background-color="#fff200" loext:char-shading-value="0"/>
    </style:style>
    <style:style style:name="T12" style:family="text">
      <style:text-properties officeooo:rsid="00284351" fo:background-color="#fff200" loext:char-shading-value="0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19209d" fo:background-color="#fff200" loext:char-shading-value="0"/>
    </style:style>
    <style:style style:name="T15" style:family="text">
      <style:text-properties officeooo:rsid="001dc6e2" fo:background-color="#fff200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a17d6" fo:background-color="transparent" loext:char-shading-value="0"/>
    </style:style>
    <style:style style:name="T18" style:family="text">
      <style:text-properties officeooo:rsid="001e745a" fo:background-color="transparent" loext:char-shading-value="0"/>
    </style:style>
    <style:style style:name="T19" style:family="text">
      <style:text-properties officeooo:rsid="001a8525" fo:background-color="transparent" loext:char-shading-value="0"/>
    </style:style>
    <style:style style:name="T20" style:family="text">
      <style:text-properties officeooo:rsid="0016a7e5" fo:background-color="transparent" loext:char-shading-value="0"/>
    </style:style>
    <style:style style:name="T21" style:family="text">
      <style:text-properties officeooo:rsid="001f3dd3" fo:background-color="transparent" loext:char-shading-value="0"/>
    </style:style>
    <style:style style:name="T22" style:family="text">
      <style:text-properties officeooo:rsid="00176c41" fo:background-color="transparent" loext:char-shading-value="0"/>
    </style:style>
    <style:style style:name="T23" style:family="text">
      <style:text-properties officeooo:rsid="00223ef9"/>
    </style:style>
    <style:style style:name="T24" style:family="text">
      <style:text-properties officeooo:rsid="001a8525"/>
    </style:style>
    <style:style style:name="T25" style:family="text">
      <style:text-properties officeooo:rsid="00199085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212859" style:font-size-asian="10pt" style:font-size-complex="10pt"/>
    </style:style>
    <style:style style:name="T28" style:family="text">
      <style:text-properties fo:font-size="10pt" officeooo:rsid="00146755" style:font-size-asian="10pt" style:font-size-complex="10pt"/>
    </style:style>
    <style:style style:name="T29" style:family="text">
      <style:text-properties fo:font-size="10pt" officeooo:rsid="00147fc6" style:font-size-asian="10pt" style:font-size-complex="10pt"/>
    </style:style>
    <style:style style:name="T30" style:family="text">
      <style:text-properties fo:font-size="10pt" officeooo:rsid="001ee47b" style:font-size-asian="10pt" style:font-size-complex="10pt"/>
    </style:style>
    <style:style style:name="T31" style:family="text">
      <style:text-properties fo:font-size="10pt" officeooo:rsid="0016a7e5" style:font-size-asian="10pt" style:font-size-complex="10pt"/>
    </style:style>
    <style:style style:name="T32" style:family="text">
      <style:text-properties fo:font-size="10pt" officeooo:rsid="0017a7b7" style:font-size-asian="10pt" style:font-size-complex="10pt"/>
    </style:style>
    <style:style style:name="T33" style:family="text">
      <style:text-properties fo:font-size="10pt" officeooo:rsid="0017c5f5" style:font-size-asian="10pt" style:font-size-complex="10pt"/>
    </style:style>
    <style:style style:name="T34" style:family="text">
      <style:text-properties fo:font-size="10pt" officeooo:rsid="00199085" style:font-size-asian="10pt" style:font-size-complex="10pt"/>
    </style:style>
    <style:style style:name="T35" style:family="text">
      <style:text-properties fo:font-size="10pt" officeooo:rsid="001ef946" style:font-size-asian="10pt" style:font-size-complex="10pt"/>
    </style:style>
    <style:style style:name="T36" style:family="text">
      <style:text-properties fo:font-size="10pt" officeooo:rsid="001f3dd3" style:font-size-asian="10pt" style:font-size-complex="10pt"/>
    </style:style>
    <style:style style:name="T37" style:family="text">
      <style:text-properties fo:font-size="10pt" officeooo:rsid="001f9f89" style:font-size-asian="10pt" style:font-size-complex="10pt"/>
    </style:style>
    <style:style style:name="T38" style:family="text">
      <style:text-properties fo:font-size="10pt" officeooo:rsid="0020f0d2" style:font-size-asian="10pt" style:font-size-complex="10pt"/>
    </style:style>
    <style:style style:name="T39" style:family="text">
      <style:text-properties fo:font-size="10pt" officeooo:rsid="002510bb" style:font-size-asian="10pt" style:font-size-complex="10pt"/>
    </style:style>
    <style:style style:name="T40" style:family="text">
      <style:text-properties fo:font-size="10pt" officeooo:rsid="00263f75" style:font-size-asian="10pt" style:font-size-complex="10pt"/>
    </style:style>
    <style:style style:name="T41" style:family="text">
      <style:text-properties fo:font-size="10pt" officeooo:rsid="00273f06" style:font-size-asian="10pt" style:font-size-complex="10pt"/>
    </style:style>
    <style:style style:name="T42" style:family="text">
      <style:text-properties fo:font-size="10pt" officeooo:rsid="00284351" style:font-size-asian="10pt" style:font-size-complex="10pt"/>
    </style:style>
    <style:style style:name="T43" style:family="text">
      <style:text-properties fo:font-size="10pt" officeooo:rsid="001e745a" style:font-size-asian="10pt" style:font-size-complex="10pt"/>
    </style:style>
    <style:style style:name="T44" style:family="text">
      <style:text-properties fo:font-size="10pt" officeooo:rsid="00176c41" style:font-size-asian="10pt" style:font-size-complex="10pt"/>
    </style:style>
    <style:style style:name="T45" style:family="text">
      <style:text-properties fo:font-size="10pt" officeooo:rsid="00245d38" style:font-size-asian="10pt" style:font-size-complex="10pt"/>
    </style:style>
    <style:style style:name="T46" style:family="text">
      <style:text-properties fo:font-size="10pt" officeooo:rsid="0017d645" style:font-size-asian="10pt" style:font-size-complex="10pt"/>
    </style:style>
    <style:style style:name="T47" style:family="text">
      <style:text-properties fo:font-size="10pt" officeooo:rsid="0019209d" style:font-size-asian="10pt" style:font-size-complex="10pt"/>
    </style:style>
    <style:style style:name="T48" style:family="text">
      <style:text-properties fo:font-size="10pt" officeooo:rsid="001aaccf" style:font-size-asian="10pt" style:font-size-complex="10pt"/>
    </style:style>
    <style:style style:name="T49" style:family="text">
      <style:text-properties fo:font-size="10pt" officeooo:rsid="001baa41" style:font-size-asian="10pt" style:font-size-complex="10pt"/>
    </style:style>
    <style:style style:name="T50" style:family="text">
      <style:text-properties fo:font-size="10pt" officeooo:rsid="001be894" style:font-size-asian="10pt" style:font-size-complex="10pt"/>
    </style:style>
    <style:style style:name="T51" style:family="text">
      <style:text-properties fo:font-size="10pt" officeooo:rsid="001dc6e2" style:font-size-asian="10pt" style:font-size-complex="10pt"/>
    </style:style>
    <style:style style:name="T52" style:family="text">
      <style:text-properties fo:font-size="10pt" fo:font-weight="bold" style:font-size-asian="10pt" style:font-weight-asian="bold" style:font-size-complex="10pt" style:font-weight-complex="bold"/>
    </style:style>
    <style:style style:name="T53" style:family="text">
      <style:text-properties fo:font-size="10pt" officeooo:rsid="00199085" fo:background-color="#fff200" loext:char-shading-value="0" style:font-size-asian="10pt" style:font-size-complex="10pt"/>
    </style:style>
    <style:style style:name="T54" style:family="text">
      <style:text-properties fo:font-size="10pt" officeooo:rsid="00273f06" fo:background-color="#fff200" loext:char-shading-value="0" style:font-size-asian="10pt" style:font-size-complex="10pt"/>
    </style:style>
    <style:style style:name="T55" style:family="text">
      <style:text-properties fo:font-size="10pt" fo:background-color="#fff200" loext:char-shading-value="0" style:font-size-asian="10pt" style:font-size-complex="10pt"/>
    </style:style>
    <style:style style:name="T56" style:family="text">
      <style:text-properties fo:font-size="10pt" officeooo:rsid="001baa41" fo:background-color="#fff200" loext:char-shading-value="0" style:font-size-asian="10pt" style:font-size-complex="10pt"/>
    </style:style>
    <style:style style:name="T57" style:family="text">
      <style:text-properties fo:font-size="10pt" fo:background-color="transparent" loext:char-shading-value="0" style:font-size-asian="10pt" style:font-size-complex="10pt"/>
    </style:style>
    <style:style style:name="T58" style:family="text">
      <style:text-properties fo:font-size="10pt" officeooo:rsid="001f3dd3" fo:background-color="transparent" loext:char-shading-value="0" style:font-size-asian="10pt" style:font-size-complex="10pt"/>
    </style:style>
    <style:style style:name="T59" style:family="text">
      <style:text-properties fo:font-size="10pt" officeooo:rsid="001a17d6" fo:background-color="transparent" loext:char-shading-value="0" style:font-size-asian="10pt" style:font-size-complex="10pt"/>
    </style:style>
    <style:style style:name="T60" style:family="text">
      <style:text-properties fo:font-size="10pt" officeooo:rsid="001e745a" fo:background-color="transparent" loext:char-shading-value="0" style:font-size-asian="10pt" style:font-size-complex="10pt"/>
    </style:style>
    <style:style style:name="T61" style:family="text">
      <style:text-properties fo:font-size="10pt" officeooo:rsid="001a8525" fo:background-color="transparent" loext:char-shading-value="0" style:font-size-asian="10pt" style:font-size-complex="10pt"/>
    </style:style>
    <style:style style:name="T62" style:family="text">
      <style:text-properties fo:font-size="10pt" officeooo:rsid="0017290c" fo:background-color="transparent" loext:char-shading-value="0" style:font-size-asian="10pt" style:font-size-complex="10pt"/>
    </style:style>
    <style:style style:name="T63" style:family="text">
      <style:text-properties fo:font-size="10pt" officeooo:rsid="0019209d" fo:background-color="transparent" loext:char-shading-value="0" style:font-size-asian="10pt" style:font-size-complex="10pt"/>
    </style:style>
    <style:style style:name="T64" style:family="text">
      <style:text-properties fo:font-size="10pt" officeooo:rsid="001baa41" fo:background-color="transparent" loext:char-shading-value="0" style:font-size-asian="10pt" style:font-size-complex="10pt"/>
    </style:style>
    <style:style style:name="T65" style:family="text">
      <style:text-properties fo:font-size="10pt" officeooo:rsid="00273f06" fo:background-color="transparent" loext:char-shading-value="0" style:font-size-asian="10pt" style:font-size-complex="10pt"/>
    </style:style>
    <style:style style:name="T66" style:family="text">
      <style:text-properties fo:font-size="10pt" officeooo:rsid="001dc6e2" style:font-size-asian="8.75pt" style:font-size-complex="10pt"/>
    </style:style>
    <style:style style:name="T67" style:family="text">
      <style:text-properties officeooo:rsid="0016a7e5"/>
    </style:style>
    <style:style style:name="T68" style:family="text">
      <style:text-properties officeooo:rsid="00146755"/>
    </style:style>
    <style:style style:name="T69" style:family="text">
      <style:text-properties officeooo:rsid="00147fc6"/>
    </style:style>
    <style:style style:name="T70" style:family="text">
      <style:text-properties officeooo:rsid="00212859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2510bb" style:font-size-asian="12pt" style:font-size-complex="12pt"/>
    </style:style>
    <style:style style:name="T73" style:family="text">
      <style:text-properties fo:font-size="12pt" officeooo:rsid="00273f06" style:font-size-asian="12pt" style:font-size-complex="12pt"/>
    </style:style>
    <style:style style:name="T74" style:family="text">
      <style:text-properties fo:font-size="12pt" officeooo:rsid="0017d645" style:font-size-asian="12pt" style:font-size-complex="12pt"/>
    </style:style>
    <style:style style:name="T75" style:family="text">
      <style:text-properties fo:font-size="12pt" fo:background-color="#fff200" loext:char-shading-value="0" style:font-size-asian="12pt" style:font-size-complex="12pt"/>
    </style:style>
    <style:style style:name="T76" style:family="text">
      <style:text-properties fo:font-size="12pt" officeooo:rsid="001f3dd3" fo:background-color="#fff200" loext:char-shading-value="0" style:font-size-asian="12pt" style:font-size-complex="12pt"/>
    </style:style>
    <style:style style:name="T77" style:family="text">
      <style:text-properties fo:font-size="12pt" officeooo:rsid="001f9f89" fo:background-color="#fff200" loext:char-shading-value="0" style:font-size-asian="12pt" style:font-size-complex="12pt"/>
    </style:style>
    <style:style style:name="T78" style:family="text">
      <style:text-properties fo:font-size="12pt" officeooo:rsid="0020f0d2" fo:background-color="#fff200" loext:char-shading-value="0" style:font-size-asian="12pt" style:font-size-complex="12pt"/>
    </style:style>
    <style:style style:name="T79" style:family="text">
      <style:text-properties fo:font-size="12pt" officeooo:rsid="002510bb" fo:background-color="#fff200" loext:char-shading-value="0" style:font-size-asian="12pt" style:font-size-complex="12pt"/>
    </style:style>
    <style:style style:name="T80" style:family="text">
      <style:text-properties fo:font-size="12pt" officeooo:rsid="00176c41" fo:background-color="#fff200" loext:char-shading-value="0" style:font-size-asian="12pt" style:font-size-complex="12pt"/>
    </style:style>
    <style:style style:name="T81" style:family="text">
      <style:text-properties fo:font-size="12pt" officeooo:rsid="0017d645" fo:background-color="#fff200" loext:char-shading-value="0" style:font-size-asian="12pt" style:font-size-complex="12pt"/>
    </style:style>
    <style:style style:name="T82" style:family="text">
      <style:text-properties fo:font-size="12pt" officeooo:rsid="001aaccf" fo:background-color="#fff200" loext:char-shading-value="0" style:font-size-asian="12pt" style:font-size-complex="12pt"/>
    </style:style>
    <style:style style:name="T83" style:family="text">
      <style:text-properties fo:font-size="12pt" fo:background-color="#fff200" loext:char-shading-value="0" style:font-size-asian="12pt" style:font-size-complex="12pt"/>
    </style:style>
    <style:style style:name="T84" style:family="text">
      <style:text-properties fo:font-size="12pt" fo:background-color="transparent" loext:char-shading-value="0" style:font-size-asian="12pt" style:font-size-complex="12pt"/>
    </style:style>
    <style:style style:name="T85" style:family="text">
      <style:text-properties fo:font-size="12pt" officeooo:rsid="002510bb" fo:background-color="transparent" loext:char-shading-value="0" style:font-size-asian="12pt" style:font-size-complex="12pt"/>
    </style:style>
    <style:style style:name="T86" style:family="text">
      <style:text-properties fo:font-size="12pt" officeooo:rsid="00176c41" fo:background-color="transparent" loext:char-shading-value="0" style:font-size-asian="12pt" style:font-size-complex="12pt"/>
    </style:style>
    <style:style style:name="T87" style:family="text">
      <style:text-properties fo:font-size="12pt" officeooo:rsid="00273f06" fo:background-color="transparent" loext:char-shading-value="0" style:font-size-asian="12pt" style:font-size-complex="12pt"/>
    </style:style>
    <style:style style:name="T88" style:family="text">
      <style:text-properties fo:font-size="10.5pt" officeooo:rsid="00212859" style:font-size-asian="10.5pt" style:font-size-complex="10.5pt"/>
    </style:style>
    <style:style style:name="T89" style:family="text">
      <style:text-properties fo:font-size="10.5pt" officeooo:rsid="002510bb" style:font-size-asian="10.5pt" style:font-size-complex="10.5pt"/>
    </style:style>
    <style:style style:name="T90" style:family="text">
      <style:text-properties officeooo:rsid="00245d38"/>
    </style:style>
    <style:style style:name="T91" style:family="text">
      <style:text-properties officeooo:rsid="00273f06"/>
    </style:style>
    <style:style style:name="T92" style:family="text">
      <style:text-properties fo:background-color="#ffffff"/>
    </style:style>
    <style:style style:name="T93" style:family="text">
      <style:text-properties officeooo:rsid="00176c41"/>
    </style:style>
    <style:style style:name="T94" style:family="text">
      <style:text-properties officeooo:rsid="002510bb"/>
    </style:style>
    <style:style style:name="T95" style:family="text">
      <style:text-properties officeooo:rsid="0017d645"/>
    </style:style>
    <style:style style:name="T96" style:family="text">
      <style:text-properties officeooo:rsid="001dc6e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Step 1 - CLI Commands (Ubuntu Terminal Commands) </text:span>##################################</text:p>
      <text:p text:style-name="P1"/>
      <text:p text:style-name="P1">Terminal commands are case sensitive.</text:p>
      <text:p text:style-name="P3">Here is a list of useful shortcuts <text:span text:style-name="T2">working with Command Line Interface (CLI)</text:span>.</text:p>
      <text:p text:style-name="P3"/>
      <text:p text:style-name="P3"><text:span text:style-name="T3">CTRL + ALT + t</text:span> <text:s/><text:tab/>&lt;=== <text:span text:style-name="T26">open</text:span><text:span text:style-name="T43">s</text:span><text:span text:style-name="T26"> a new terminal</text:span></text:p>
      <text:p text:style-name="P12">CTRL + SHIFT + t<text:span text:style-name="T16"><text:tab/>&lt;=== </text:span><text:span text:style-name="T59">add</text:span><text:span text:style-name="T60">s</text:span><text:span text:style-name="T57"> a new terminal panel </text:span><text:span text:style-name="T59">in the current working terminal</text:span></text:p>
      <text:p text:style-name="P12"><text:span text:style-name="T2">CTRL + ALT + d</text:span><text:span text:style-name="T17"> <text:s/><text:tab/>&lt;=== </text:span><text:span text:style-name="T59">show</text:span><text:span text:style-name="T60">s</text:span><text:span text:style-name="T59"> desktop</text:span></text:p>
      <text:p text:style-name="P12"><text:span text:style-name="T23">ALT + TAB</text:span><text:span text:style-name="T17"> <text:s/><text:tab/><text:tab/>&lt;=== </text:span><text:span text:style-name="T59">switch</text:span><text:span text:style-name="T60">es</text:span><text:span text:style-name="T59"> between running applicationos </text:span></text:p>
      <text:p text:style-name="P12"><text:span text:style-name="T2">CTRL + ALT + t</text:span><text:span text:style-name="T17"> <text:s/><text:tab/>&lt;=== </text:span><text:span text:style-name="T59">opens a new terminal</text:span></text:p>
      <text:p text:style-name="P12"><text:span text:style-name="T24">SUPER + l</text:span><text:span text:style-name="T17"> <text:s/><text:tab/><text:tab/>&lt;=== </text:span><text:span text:style-name="T19">lock</text:span><text:span text:style-name="T18">s</text:span><text:span text:style-name="T19"> the screen</text:span></text:p>
      <text:p text:style-name="P13">SUPER + ARROW<text:span text:style-name="T16"><text:tab/></text:span><text:span text:style-name="T19">&lt;=== </text:span><text:span text:style-name="T61">snap</text:span><text:span text:style-name="T60">s</text:span><text:span text:style-name="T61"> windows (up arrow = full screen, down arrow = shrink screen, left arrow = split the screen in half and move to left</text:span><text:span text:style-name="T62">)</text:span></text:p>
      <text:p text:style-name="P12"><text:span text:style-name="T2">CTRL + ALT + ARROW</text:span><text:span text:style-name="T17"> <text:s/><text:tab/>&lt;=== </text:span><text:span text:style-name="T18">moves between workspaces</text:span></text:p>
      <text:p text:style-name="P3"><text:span text:style-name="T3">CTRL + ALT + c</text:span> <text:tab/>&lt;=== copy</text:p>
      <text:p text:style-name="P3"><text:span text:style-name="T3">CTRL + ALT + </text:span><text:span text:style-name="T4">v</text:span> <text:s text:c="3"/><text:tab/>&lt;=== paste</text:p>
      <text:p text:style-name="P16"><text:span text:style-name="T3"/></text:p>
      <text:p text:style-name="P15"/>
      <text:p text:style-name="P14"><text:span text:style-name="T17">L</text:span><text:span text:style-name="T16">et’s start working inside terminal (</text:span><text:span text:style-name="T92">CTR: + ALT + t</text:span><text:span text:style-name="T16">):</text:span></text:p>
      <text:p text:style-name="P1"><text:span text:style-name="T25">~</text:span>$ <text:span text:style-name="T3">pwd</text:span> <text:s text:c="6"/><text:tab/>&lt;=== <text:span text:style-name="T26">displays the current working directory </text:span><text:span text:style-name="T27">(/home/steven – this is the default working directory)</text:span></text:p>
      <text:p text:style-name="P1"><text:span text:style-name="T67">~</text:span>$ <text:span text:style-name="T3">cd / </text:span><text:s text:c="8"/><text:tab/>&lt;=== <text:span text:style-name="T26">takes you to the </text:span><text:span text:style-name="T52">root</text:span><text:span text:style-name="T26"> directory</text:span></text:p>
      <text:p text:style-name="P1">/$ <text:span text:style-name="T3">ls</text:span> <text:s text:c="2"/><text:tab/><text:tab/>&lt;=== <text:span text:style-name="T26">displays the directories and files in the root directory. <text:s/></text:span><text:span text:style-name="T28">You will see a home directory</text:span></text:p>
      <text:p text:style-name="P1">/$ <text:span text:style-name="T3">ls -l<text:tab/><text:tab/></text:span>&lt;=== <text:span text:style-name="T26">options list the long details of directories and files</text:span></text:p>
      <text:p text:style-name="P1">/<text:span text:style-name="T68">$ </text:span><text:span text:style-name="T5">cd /home<text:tab/></text:span><text:span text:style-name="T68">&lt;=== t</text:span><text:span text:style-name="T28">akes you back to home default directory</text:span></text:p>
      <text:p text:style-name="P4">/<text:span text:style-name="T69">home</text:span>$ <text:span text:style-name="T3">pw</text:span><text:span text:style-name="T6">d</text:span> <text:s text:c="3"/>&lt;=== <text:span text:style-name="T26">displa</text:span><text:span text:style-name="T29">ys the contents of the home directory. <text:s/>For now, I only see the user “steven”</text:span></text:p>
      <text:p text:style-name="P4">/<text:span text:style-name="T69">home</text:span>$ <text:span text:style-name="T6">cd</text:span> <text:tab/><text:span text:style-name="T69">&lt;=== </text:span><text:span text:style-name="T29">c</text:span><text:span text:style-name="T27">hanges directory </text:span><text:span text:style-name="T30">from a</text:span><text:span text:style-name="T29">ny directory back to the default working directory </text:span><text:span text:style-name="T47">(equivalent to “cd ~”)</text:span> <text:s text:c="2"/><text:span text:style-name="T69"><text:s/></text:span></text:p>
      <text:p text:style-name="P5">~$ <text:span text:style-name="T3">mkdir test1</text:span><text:tab/>&lt;=== <text:span text:style-name="T26">creates a new directory “test1”</text:span> <text:s/></text:p>
      <text:p text:style-name="P5">~$ <text:span text:style-name="T3">cd test1</text:span><text:tab/>&lt;=== <text:span text:style-name="T26">takes you inside test1 directory</text:span> </text:p>
      <text:p text:style-name="P1"><text:span text:style-name="T67">~/test1$ </text:span><text:span text:style-name="T7">mkdir test2</text:span><text:span text:style-name="T67"><text:tab/><text:tab/>&lt;=== </text:span><text:span text:style-name="T31">creates a new directory “test2” inside of directory “test1”.</text:span></text:p>
      <text:p text:style-name="P1"><text:span text:style-name="T67">~/test1$ </text:span><text:span text:style-name="T7">cd test2</text:span><text:span text:style-name="T67"><text:tab/><text:tab/>&lt;=== </text:span><text:span text:style-name="T31">takes you inside test2 directory. <text:s/>Pwd = “home/steven/test1/</text:span><text:span text:style-name="T32">test2”.</text:span></text:p>
      <text:p text:style-name="P1"><text:span text:style-name="T67">~/test1/test2$ </text:span><text:span text:style-name="T7">nano abc.txt</text:span><text:span text:style-name="T67"><text:tab/>&lt;=== </text:span><text:span text:style-name="T31">nano is a text editor. <text:s/>I</text:span><text:span text:style-name="T33">f the file abc.txt exists, then you can edit the file.</text:span></text:p>
      <text:p text:style-name="P1"><text:span text:style-name="T33"><text:tab/><text:tab/><text:tab/><text:tab/></text:span><text:span text:style-name="T31">&lt;===</text:span><text:span text:style-name="T33">= </text:span><text:span text:style-name="T53">CTRL + o + ENTER</text:span><text:span text:style-name="T34"> is to save the file with the same name.</text:span></text:p>
      <text:p text:style-name="P1"><text:span text:style-name="T33"><text:tab/><text:tab/><text:tab/><text:tab/></text:span><text:span text:style-name="T31">&lt;===</text:span><text:span text:style-name="T33">= </text:span><text:span text:style-name="T53">CTRL + x</text:span><text:span text:style-name="T34"> is to exit the editor</text:span></text:p>
      <text:p text:style-name="P1"><text:span text:style-name="T33"><text:tab/><text:tab/><text:tab/><text:tab/></text:span><text:span text:style-name="T31">&lt;===</text:span><text:span text:style-name="T33">= </text:span><text:span text:style-name="T53">ALT + 6</text:span><text:span text:style-name="T34"> is to copy. <text:s/></text:span><text:span text:style-name="T53">CTRL + u</text:span><text:span text:style-name="T34"> is to paste. <text:s/></text:span></text:p>
      <text:p text:style-name="P17"/>
      <text:p text:style-name="P1"><text:span text:style-name="T33"><text:tab/><text:tab/><text:tab/><text:tab/></text:span><text:span text:style-name="T31">&lt;===</text:span><text:span text:style-name="T33">= </text:span><text:span text:style-name="T35">t</text:span><text:span text:style-name="T33">here are other editors such “vi”, “gedit” and etc</text:span></text:p>
      <text:p text:style-name="P1"><text:span text:style-name="T67"><text:s/><text:tab/><text:tab/><text:tab/><text:tab/></text:span><text:span text:style-name="T31">&lt;===</text:span><text:span text:style-name="T33">= </text:span><text:span text:style-name="T35">let’s enter “Hello World 1”, save it and close the file abc.txt</text:span></text:p>
      <text:p text:style-name="P1"><text:span text:style-name="T67">~/test1/test2$ </text:span><text:span text:style-name="T8">cat a</text:span><text:span text:style-name="T7">bc.txt</text:span><text:span text:style-name="T67"><text:tab/>&lt;=== </text:span><text:span text:style-name="T31">displays the contents of</text:span><text:span text:style-name="T33"> the file </text:span><text:span text:style-name="T35">abc.txt</text:span></text:p>
      <text:p text:style-name="P1"><text:span text:style-name="T67">~/test1/test2$ </text:span><text:span text:style-name="T7">nano abc</text:span><text:span text:style-name="T9">d</text:span><text:span text:style-name="T7">.txt</text:span><text:span text:style-name="T67"><text:tab/>&lt;=== </text:span><text:span text:style-name="T31">let’s create another file, enter “Hello World 2”, </text:span><text:span text:style-name="T36">save it and exit</text:span><text:span text:style-name="T67"> </text:span></text:p>
      <text:p text:style-name="P2"><text:span text:style-name="T67">~/test1/test2$ </text:span><text:span text:style-name="T14">touch test</text:span><text:span text:style-name="T7">.txt</text:span><text:span text:style-name="T67"><text:tab/>&lt;=== </text:span><text:span text:style-name="T47">creates a file test.txt</text:span><text:span text:style-name="T67"> </text:span></text:p>
      <text:p text:style-name="P1"><text:span text:style-name="T70">~/test1/test2$ </text:span><text:span text:style-name="T9">cat abc.txt &gt;&gt; </text:span><text:span text:style-name="T7">abc</text:span><text:span text:style-name="T9">d</text:span><text:span text:style-name="T7">.txt</text:span><text:span text:style-name="T20"><text:tab/><text:tab/></text:span><text:span text:style-name="T21">&lt;===</text:span><text:span text:style-name="T58"> cat + “&gt;&gt;” appends abc.txt to abcd.txt</text:span></text:p>
      <text:p text:style-name="P5">~/test1/test2$ <text:span text:style-name="T9">cat abc.txt &gt; </text:span><text:span text:style-name="T3">abc</text:span><text:span text:style-name="T9">d</text:span><text:span text:style-name="T3">.txt</text:span><text:span text:style-name="T16"><text:tab/></text:span><text:tab/>&lt;=== <text:span text:style-name="T36">cat + “&gt;” replaces abcd.txt with abc.txt</text:span><text:span text:style-name="T26"> </text:span></text:p>
      <text:p text:style-name="P5"><text:span text:style-name="T71">~/test1/test2$ </text:span><text:span text:style-name="T76">c</text:span><text:span text:style-name="T77">p</text:span><text:span text:style-name="T76"> abc.txt </text:span><text:span text:style-name="T75">bc</text:span><text:span text:style-name="T76">d</text:span><text:span text:style-name="T75">.txt</text:span><text:span text:style-name="T84"><text:tab/></text:span><text:span text:style-name="T71"><text:tab/>&lt;=== </text:span><text:span text:style-name="T36">c</text:span><text:span text:style-name="T37">opies abc.txt to a new file bcd.txt</text:span><text:span text:style-name="T26"> </text:span></text:p>
      <text:p text:style-name="P5"><text:span text:style-name="T71">~/test1/test2$ </text:span><text:span text:style-name="T76">c</text:span><text:span text:style-name="T77">p</text:span><text:span text:style-name="T76"> abc.txt ../</text:span><text:span text:style-name="T77">efg</text:span><text:span text:style-name="T75">.txt</text:span><text:span text:style-name="T84"><text:tab/></text:span><text:span text:style-name="T71"><text:tab/>&lt;=== </text:span><text:span text:style-name="T38">makes a c</text:span><text:span text:style-name="T37">op</text:span><text:span text:style-name="T38">y</text:span><text:span text:style-name="T37"> abc.txt </text:span><text:span text:style-name="T38">in </text:span><text:span text:style-name="T37">/home/steven/test</text:span><text:span text:style-name="T38">1</text:span><text:span text:style-name="T37">/efg.txt</text:span></text:p>
      <text:p text:style-name="P5"><text:span text:style-name="T71">~/test1/test2$ </text:span><text:span text:style-name="T78">rm</text:span><text:span text:style-name="T76"> abc.txt</text:span><text:span text:style-name="T84"><text:tab/></text:span><text:span text:style-name="T71"><text:tab/><text:tab/>&lt;=== </text:span><text:span text:style-name="T38">deletes the file abc.txt from the diredtory test2</text:span></text:p>
      <text:p text:style-name="P8"><text:span text:style-name="T71">~/test1/test2$ </text:span><text:span text:style-name="T78">rm</text:span><text:span text:style-name="T76"> *<text:tab/></text:span><text:span text:style-name="T38"><text:tab/><text:tab/><text:tab/></text:span><text:span text:style-name="T71">&lt;=== </text:span><text:span text:style-name="T49">removes all files in current </text:span><text:span text:style-name="T38">directory </text:span></text:p>
      <text:p text:style-name="P5"><text:span text:style-name="T71">~/test1/test2$ </text:span><text:span text:style-name="T78">cd ..</text:span><text:span text:style-name="T84"><text:tab/></text:span><text:span text:style-name="T71"><text:tab/>&lt;=== </text:span><text:span text:style-name="T88">move</text:span><text:span text:style-name="T89">s</text:span><text:span text:style-name="T88"> one directory level up to /</text:span><text:span text:style-name="T89">home/steven/test1</text:span><text:span text:style-name="T38"><text:tab/></text:span></text:p>
      <text:p text:style-name="P5"><text:soft-page-break/><text:span text:style-name="T26">~</text:span><text:span text:style-name="T71">/test1$ </text:span><text:span text:style-name="T79">mv test2 test3</text:span><text:span text:style-name="T26"><text:tab/>&lt;=== </text:span><text:span text:style-name="T39">renames the directory test2 to test3 </text:span><text:span text:style-name="T40">(can use mv to rename file name too)</text:span><text:span text:style-name="T38"><text:tab/></text:span></text:p>
      <text:p text:style-name="P5"><text:span text:style-name="T38"><text:tab/><text:tab/><text:tab/><text:tab/></text:span><text:span text:style-name="T40">&lt;=== can also use mv to move/rename files to different directory</text:span></text:p>
      <text:p text:style-name="P5">~<text:span text:style-name="T71">/test1$ </text:span><text:span text:style-name="T79">rmdir test3</text:span><text:tab/><text:tab/>&lt;=== <text:span text:style-name="T39">remove</text:span><text:span text:style-name="T44">s</text:span><text:span text:style-name="T39">/delete</text:span><text:span text:style-name="T44">s</text:span><text:span text:style-name="T39"> the directory test3 (if test3 is empty)</text:span></text:p>
      <text:p text:style-name="P5"><text:span text:style-name="T39">~</text:span><text:span text:style-name="T72">/test1$ </text:span><text:span text:style-name="T79">rm -R test3</text:span><text:span text:style-name="T39"><text:tab/><text:tab/></text:span><text:span text:style-name="T72">&lt;=== </text:span><text:span text:style-name="T39">remove</text:span><text:span text:style-name="T44">s</text:span><text:span text:style-name="T39">/delete</text:span><text:span text:style-name="T44">s </text:span><text:span text:style-name="T39">the directory test3 (</text:span><text:span text:style-name="T44">even </text:span><text:span text:style-name="T39">if test3 is not empty)</text:span></text:p>
      <text:p text:style-name="P18"><text:span text:style-name="T94">~</text:span><text:span text:style-name="T72">/test1$ </text:span><text:span text:style-name="T80">cd</text:span><text:span text:style-name="T85"> <text:s text:c="2"/><text:tab/><text:tab/><text:tab/></text:span><text:span text:style-name="T86">&lt;</text:span><text:span text:style-name="T85">=== </text:span><text:span text:style-name="T22">goes back to the home/default directory</text:span></text:p>
      <text:p text:style-name="P26"><text:span text:style-name="T85">~$ </text:span><text:span text:style-name="T80">rm -R test1</text:span><text:span text:style-name="T72"> <text:tab/><text:tab/>&lt;=== </text:span><text:span text:style-name="T39">remove</text:span><text:span text:style-name="T44">s</text:span><text:span text:style-name="T39">/delete</text:span><text:span text:style-name="T44">s </text:span><text:span text:style-name="T39">the directory test</text:span><text:span text:style-name="T44">1</text:span><text:span text:style-name="T39"> </text:span></text:p>
      <text:p text:style-name="P5"/>
      <text:p text:style-name="P25">~$ <text:span text:style-name="T10">sudo apt-get update</text:span><text:tab/>&lt;==<text:span text:style-name="T90">= </text:span><text:span text:style-name="T45">updates Ubuntu system</text:span></text:p>
      <text:p text:style-name="P5">~$ <text:span text:style-name="T11">clear</text:span><text:tab/>&lt;=== <text:span text:style-name="T41">clears the screen</text:span> </text:p>
      <text:p text:style-name="P5">~$ <text:span text:style-name="T11">history</text:span><text:tab/>&lt;=== <text:span text:style-name="T41">displays all command used</text:span></text:p>
      <text:p text:style-name="P5">~$ <text:span text:style-name="T11">history &gt; </text:span><text:span text:style-name="T12">file</text:span><text:span text:style-name="T11">1.txt</text:span><text:tab/>&lt;=== <text:span text:style-name="T41">captures all command used into the file </text:span><text:span text:style-name="T42">file</text:span><text:span text:style-name="T41">1.txt if needed</text:span></text:p>
      <text:p text:style-name="P7"><text:span text:style-name="T73">~$ </text:span><text:span text:style-name="T82">man touch</text:span><text:span text:style-name="T73"><text:tab/><text:tab/>&lt;=== </text:span><text:span text:style-name="T48">man is short for manual, it displays</text:span><text:span text:style-name="T41"> </text:span><text:span text:style-name="T48">the manual of the CLI commands</text:span></text:p>
      <text:p text:style-name="P6"><text:span text:style-name="T73">~$ </text:span><text:span text:style-name="T81">exit</text:span><text:span text:style-name="T73"><text:tab/><text:tab/><text:tab/>&lt;=== </text:span><text:span text:style-name="T46">exits the terminal</text:span></text:p>
      <text:p text:style-name="P6"><text:span text:style-name="T46"/></text:p>
      <text:p text:style-name="P11"><text:span text:style-name="T74">~</text:span><text:span text:style-name="T71">$ </text:span><text:span text:style-name="T83">ls -l</text:span><text:span text:style-name="T73"> <text:tab/><text:tab/></text:span><text:span text:style-name="T71">&lt;=== </text:span><text:span text:style-name="T26">display the long format for directories and files</text:span></text:p>
      <text:p text:style-name="P22">drwxrwxr-x<text:tab/><text:tab/><text:span text:style-name="T26">&lt;=== there are 10 characters; first character d = directory, “-” = file; the </text:span><text:span text:style-name="T50">2-4 characters are permissions for the </text:span><text:span text:style-name="T51">owner</text:span><text:span text:style-name="T50">, the 5-7 characters are </text:span><text:span text:style-name="T51">permissions for the group</text:span><text:span text:style-name="T50"> ; the 8-10 characters are</text:span><text:span text:style-name="T51"> permissions for everyone; </text:span><text:span text:style-name="T26">r = read, w = write, x = executable, - </text:span><text:span text:style-name="T51">= no permissions</text:span></text:p>
      <text:p text:style-name="P22"><text:span text:style-name="T95">~</text:span>$ <text:span text:style-name="T15">chmod 754</text:span><text:span text:style-name="T91"> test1<text:tab/></text:span>&lt;=== <text:span text:style-name="T51">754 = 421401400 is equivalent to rwxr-xr--</text:span><text:span text:style-name="T26"> </text:span></text:p>
      <text:p text:style-name="P22"><text:span text:style-name="T26"><text:tab/><text:tab/><text:tab/> <text:s text:c="11"/></text:span><text:span text:style-name="T66">the owner permission = 7 = 421 = 4+2+1 = rwx </text:span><text:span text:style-name="T26"><text:tab/></text:span></text:p>
      <text:p text:style-name="P22"><text:span text:style-name="T26"><text:tab/><text:tab/><text:tab/> <text:s text:c="11"/></text:span><text:span text:style-name="T66">the group permission = 5 = 401 = 4+0+1 = r-x</text:span></text:p>
      <text:p text:style-name="P22"><text:span text:style-name="T66"><text:tab/><text:tab/><text:tab/> <text:s text:c="11"/>the everyone permission = 4 = 400 = 4+0+0 = r--<text:tab/></text:span></text:p>
      <text:p text:style-name="P10"><text:span text:style-name="T54">CTRL + </text:span><text:span text:style-name="T56">SHIFT + +</text:span><text:span text:style-name="T87"><text:tab/>&lt;=== </text:span><text:span text:style-name="T63">this </text:span><text:span text:style-name="T64">plus sign increases</text:span><text:span text:style-name="T65"> </text:span><text:span text:style-name="T64">the terminal font size</text:span></text:p>
      <text:p text:style-name="P10"><text:span text:style-name="T54">CTRL + </text:span><text:span text:style-name="T56">SHIFT + -</text:span><text:span text:style-name="T87"><text:tab/>&lt;=== </text:span><text:span text:style-name="T63">this </text:span><text:span text:style-name="T64">minus sign decreases</text:span><text:span text:style-name="T65"> </text:span><text:span text:style-name="T64">the terminal font size</text:span><text:span text:style-name="T65"> <text:s/></text:span></text:p>
      <text:p text:style-name="P9"><text:span text:style-name="T54">C</text:span><text:span text:style-name="T55">TRL + c</text:span><text:span text:style-name="T26"> <text:s/></text:span><text:span text:style-name="T71"><text:s/><text:tab/><text:tab/>&lt;=== </text:span><text:span text:style-name="T47">this command </text:span><text:span text:style-name="T26">STOP/BREAK/INTERUPT any </text:span><text:span text:style-name="T47">running </text:span><text:span text:style-name="T26">process <text:s/></text:span></text:p>
      <text:p text:style-name="P5"><text:span text:style-name="T41"><text:s/></text:span></text:p>
      <text:p text:style-name="P5"><text:span text:style-name="T41"/></text:p>
      <text:p text:style-name="P21"><text:span text:style-name="T91">R</text:span>oot Directory</text:p>
      <text:p text:style-name="P2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irectory</text:p>
            </table:table-cell>
            <table:table-cell table:style-name="Table1.B1" office:value-type="string">
              <text:p text:style-name="Table_20_Heading">Conte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bin</text:span></text:p>
          </table:table-cell>
          <table:table-cell table:style-name="Table1.B2" office:value-type="string">
            <text:p text:style-name="Table_20_Contents">Essential command binaries</text:p>
          </table:table-cell>
        </table:table-row>
        <table:table-row>
          <table:table-cell table:style-name="Table1.A2" office:value-type="string">
            <text:p text:style-name="Table_20_Contents"><text:span text:style-name="Source_20_Text">boot</text:span></text:p>
          </table:table-cell>
          <table:table-cell table:style-name="Table1.B2" office:value-type="string">
            <text:p text:style-name="Table_20_Contents">Static files of the boot loader</text:p>
          </table:table-cell>
        </table:table-row>
        <table:table-row>
          <table:table-cell table:style-name="Table1.A2" office:value-type="string">
            <text:p text:style-name="Table_20_Contents"><text:span text:style-name="Source_20_Text">dev</text:span></text:p>
          </table:table-cell>
          <table:table-cell table:style-name="Table1.B2" office:value-type="string">
            <text:p text:style-name="Table_20_Contents">Device files</text:p>
          </table:table-cell>
        </table:table-row>
        <table:table-row>
          <table:table-cell table:style-name="Table1.A2" office:value-type="string">
            <text:p text:style-name="Table_20_Contents"><text:span text:style-name="Source_20_Text">etc</text:span></text:p>
          </table:table-cell>
          <table:table-cell table:style-name="Table1.B2" office:value-type="string">
            <text:p text:style-name="Table_20_Contents">Host-specific system configuration</text:p>
          </table:table-cell>
        </table:table-row>
        <table:table-row>
          <table:table-cell table:style-name="Table1.A2" office:value-type="string">
            <text:p text:style-name="Table_20_Contents"><text:span text:style-name="Source_20_Text"><text:span text:style-name="T13">home</text:span></text:span></text:p>
          </table:table-cell>
          <table:table-cell table:style-name="Table1.B2" office:value-type="string">
            <text:p text:style-name="Table_20_Contents">User home directories</text:p>
          </table:table-cell>
        </table:table-row>
        <table:table-row>
          <table:table-cell table:style-name="Table1.A2" office:value-type="string">
            <text:p text:style-name="Table_20_Contents"><text:span text:style-name="Source_20_Text">lib</text:span></text:p>
          </table:table-cell>
          <table:table-cell table:style-name="Table1.B2" office:value-type="string">
            <text:p text:style-name="Table_20_Contents">Essential shared libraries and kernel modules</text:p>
          </table:table-cell>
        </table:table-row>
        <table:table-row>
          <table:table-cell table:style-name="Table1.A2" office:value-type="string">
            <text:p text:style-name="Table_20_Contents"><text:span text:style-name="Source_20_Text">media</text:span></text:p>
          </table:table-cell>
          <table:table-cell table:style-name="Table1.B2" office:value-type="string">
            <text:p text:style-name="Table_20_Contents">Contains mount points for replaceable media</text:p>
          </table:table-cell>
        </table:table-row>
        <table:table-row>
          <table:table-cell table:style-name="Table1.A2" office:value-type="string">
            <text:p text:style-name="Table_20_Contents"><text:span text:style-name="Source_20_Text">mnt</text:span></text:p>
          </table:table-cell>
          <table:table-cell table:style-name="Table1.B2" office:value-type="string">
            <text:p text:style-name="Table_20_Contents">Mount point for mounting a file system temporarily</text:p>
          </table:table-cell>
        </table:table-row>
        <table:table-row>
          <table:table-cell table:style-name="Table1.A2" office:value-type="string">
            <text:p text:style-name="Table_20_Contents"><text:span text:style-name="Source_20_Text">proc</text:span></text:p>
          </table:table-cell>
          <table:table-cell table:style-name="Table1.B2" office:value-type="string">
            <text:p text:style-name="Table_20_Contents">Virtual directory for system information</text:p>
          </table:table-cell>
        </table:table-row>
        <table:table-row>
          <table:table-cell table:style-name="Table1.A2" office:value-type="string">
            <text:p text:style-name="Table_20_Contents"><text:span text:style-name="Source_20_Text">root</text:span></text:p>
          </table:table-cell>
          <table:table-cell table:style-name="Table1.B2" office:value-type="string">
            <text:p text:style-name="Table_20_Contents">Home directory for the root user</text:p>
          </table:table-cell>
        </table:table-row>
        <table:table-row>
          <table:table-cell table:style-name="Table1.A2" office:value-type="string">
            <text:p text:style-name="Table_20_Contents"><text:span text:style-name="Source_20_Text">run</text:span></text:p>
          </table:table-cell>
          <table:table-cell table:style-name="Table1.B2" office:value-type="string">
            <text:p text:style-name="Table_20_Contents">Run-time variable data</text:p>
          </table:table-cell>
        </table:table-row>
        <table:table-row>
          <table:table-cell table:style-name="Table1.A2" office:value-type="string">
            <text:p text:style-name="Table_20_Contents"><text:span text:style-name="Source_20_Text">sbin</text:span></text:p>
          </table:table-cell>
          <table:table-cell table:style-name="Table1.B2" office:value-type="string">
            <text:p text:style-name="Table_20_Contents">Essential system binaries</text:p>
          </table:table-cell>
        </table:table-row>
        <table:table-row>
          <table:table-cell table:style-name="Table1.A2" office:value-type="string">
            <text:p text:style-name="Table_20_Contents"><text:span text:style-name="Source_20_Text">sys</text:span></text:p>
          </table:table-cell>
          <table:table-cell table:style-name="Table1.B2" office:value-type="string">
            <text:p text:style-name="Table_20_Contents">Virtual directory for system information</text:p>
          </table:table-cell>
        </table:table-row>
        <text:soft-page-break/>
        <table:table-row>
          <table:table-cell table:style-name="Table1.A2" office:value-type="string">
            <text:p text:style-name="Table_20_Contents"><text:span text:style-name="Source_20_Text">tmp</text:span></text:p>
          </table:table-cell>
          <table:table-cell table:style-name="Table1.B2" office:value-type="string">
            <text:p text:style-name="Table_20_Contents">Temporary files</text:p>
          </table:table-cell>
        </table:table-row>
        <table:table-row>
          <table:table-cell table:style-name="Table1.A2" office:value-type="string">
            <text:p text:style-name="Table_20_Contents"><text:span text:style-name="Source_20_Text">usr</text:span></text:p>
          </table:table-cell>
          <table:table-cell table:style-name="Table1.B2" office:value-type="string">
            <text:p text:style-name="Table_20_Contents">Secondary hierarchy</text:p>
          </table:table-cell>
        </table:table-row>
        <table:table-row>
          <table:table-cell table:style-name="Table1.A2" office:value-type="string">
            <text:p text:style-name="Table_20_Contents"><text:span text:style-name="Source_20_Text">var</text:span></text:p>
          </table:table-cell>
          <table:table-cell table:style-name="Table1.B2" office:value-type="string">
            <text:p text:style-name="Table_20_Contents">Variable data</text:p>
          </table:table-cell>
        </table:table-row>
        <table:table-row>
          <table:table-cell table:style-name="Table1.A2" office:value-type="string">
            <text:p text:style-name="Table_20_Contents"><text:span text:style-name="Source_20_Text">srv</text:span></text:p>
          </table:table-cell>
          <table:table-cell table:style-name="Table1.B2" office:value-type="string">
            <text:p text:style-name="Table_20_Contents">Data for services provided by the system</text:p>
          </table:table-cell>
        </table:table-row>
        <table:table-row>
          <table:table-cell table:style-name="Table1.A19" office:value-type="string">
            <text:p text:style-name="Table_20_Contents"><text:span text:style-name="Source_20_Text">opt</text:span></text:p>
          </table:table-cell>
          <table:table-cell table:style-name="Table1.B19" office:value-type="string">
            <text:p text:style-name="Table_20_Contents">Add-on application software packages</text:p>
          </table:table-cell>
        </table:table-row>
      </table:table>
      <text:p text:style-name="P5"><text:span text:style-name="T41"/></text:p>
      <text:p text:style-name="P27"><text:bookmark text:name="PzSIanU"/><text:span text:style-name="T41"><draw:frame draw:style-name="fr1" draw:name="Image1" text:anchor-type="as-char" svg:width="7.0134in" svg:height="4.1098in" draw:z-index="0"><draw:image xlink:href="http://www.balajibandi.com/wp-content/uploads/2018/01/img_5a6c749c6fe01.png" xlink:type="simple" xlink:show="embed" xlink:actuate="onLoad" loext:mime-type=""/></draw:frame></text:span></text:p>
      <text:p text:style-name="P5"><text:span text:style-name="T41"/></text:p>
      <text:p text:style-name="P20"><text:span text:style-name="T91">* These commands are sufficient prerequisites to move on </text:span></text:p>
      <text:p text:style-name="P20"><text:span text:style-name="T91"><text:s text:c="2"/>I will continue to add more useful CLI commands later</text:span></text:p>
      <text:p text:style-name="P19"><text:s text:c="2"/><text:span text:style-name="T93">Also, new CLI commands will be encountered and introduced in later section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606fb" fo:font-size="20pt" fo:font-weight="bold" officeooo:rsid="0029cd91" officeooo:paragraph-rsid="0017290c" style:font-size-asian="20pt" style:font-weight-asian="bold" style:font-size-complex="2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####### <text:s text:c="4"/>Command Line Interface (CLI) <text:s text:c="4"/>#######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21:21:22.618255311</meta:creation-date>
    <dc:date>2019-11-29T22:58:37.130022670</dc:date>
    <meta:editing-duration>PT9M16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3" meta:paragraph-count="107" meta:word-count="905" meta:character-count="5369" meta:non-whitespace-character-count="4377"/>
  </office:meta>
</office:document-meta>
</file>